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11.938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5.81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4.459cm"/>
    </style:style>
    <style:style style:name="co10" style:family="table-column">
      <style:table-column-properties fo:break-before="auto" style:column-width="5.821cm"/>
    </style:style>
    <style:style style:name="co11" style:family="table-column">
      <style:table-column-properties fo:break-before="auto" style:column-width="11.882cm"/>
    </style:style>
    <style:style style:name="co12" style:family="table-column">
      <style:table-column-properties fo:break-before="auto" style:column-width="4.493cm"/>
    </style:style>
    <style:style style:name="co13" style:family="table-column">
      <style:table-column-properties fo:break-before="auto" style:column-width="5.51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48cm" fo:break-before="auto" style:use-optimal-row-height="false"/>
    </style:style>
    <style:style style:name="ro2" style:family="table-row">
      <style:table-row-properties style:row-height="9.5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StackArra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"/>
        <table:table-column table:style-name="co12" table:default-cell-style-name="ce2"/>
        <table:table-column table:style-name="co13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1" office:value-type="string" calcext:value-type="string">
            <text:p>killed_by_suites</text:p>
          </table:table-cell>
          <table:table-cell table:style-name="ce1" office:value-type="string" calcext:value-type="string">
            <text:p>survived_in_suites</text:p>
          </table:table-cell>
          <table:table-cell table:style-name="ce1" office:value-type="string" calcext:value-type="string">
            <text:p>no_coverage_suites</text:p>
          </table:table-cell>
        </table:table-row>
        <table:table-row table:style-name="ro2">
          <table:table-cell office:value-type="string" calcext:value-type="string">
            <text:p>StackArray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pus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ckArrayQwen_POT1Test, StackArrayLlama_ZS2Test, StackArrayQwen_FS4Test, StackArrayLlama_OS5Test, StackArrayQwen_OS4Test, StackArrayLlama_FS1Test, StackArrayGrok_FS2Test, StackArrayGrok_FS5Test, StackArrayLlama_OS4Test, StackArrayLlama_ZS1Test, StackArrayQwen_OS2Test, StackArrayQwen_FS3Test, StackArrayQwen_ZS4Test, StackArrayQwen_ZS3Test, StackArrayQwen_FS2Test, StackArrayGrok_ZS3Test, StackArrayGrok_COC4Test, StackArrayQwen_OS5Test, StackArrayLlama_OS1Test, StackArrayQwen_ZS2Test, StackArrayLlama_ZS5Test, StackArrayGrok_ZS5Test, StackArrayQwen_ZS5Test, StackArrayLlama_FS5Test, StackArrayQwen_OS1Test, StackArrayQwen_POT2Test, StackArrayGrok_FS3Test, StackArrayQwen_ZS1Test, StackArrayGrok_OS3Test, StackArrayGrok_OS4Test, StackArrayGrok_OS2Test, StackArrayQwen_FS1Test, StackArrayGrok_COC2Test, StackArrayQwen_POT5Test, StackArrayLlama_ZS4Test, StackArrayGrok_COC5Test, StackArrayQwen_COC5Test, StackArrayLlama_FS3Test, StackArrayQwen_OS3Test, StackArrayGrok_OS1Test, StackArrayGrok_ZS4Test, StackArrayLlama_ZS3Tes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tackArray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pus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ckArrayQwen_POT1Test, StackArrayLlama_ZS2Test, StackArrayQwen_FS4Test, StackArrayLlama_OS5Test, StackArrayQwen_OS4Test, StackArrayLlama_FS1Test, StackArrayGrok_FS2Test, StackArrayGrok_FS5Test, StackArrayLlama_OS4Test, StackArrayLlama_ZS1Test, StackArrayQwen_OS2Test, StackArrayQwen_FS3Test, StackArrayQwen_ZS4Test, StackArrayQwen_ZS3Test, StackArrayQwen_FS2Test, StackArrayGrok_ZS3Test, StackArrayGrok_COC4Test, StackArrayQwen_OS5Test, StackArrayLlama_OS1Test, StackArrayQwen_ZS2Test, StackArrayLlama_ZS5Test, StackArrayGrok_ZS5Test, StackArrayQwen_ZS5Test, StackArrayLlama_FS5Test, StackArrayQwen_OS1Test, StackArrayQwen_POT2Test, StackArrayGrok_FS3Test, StackArrayQwen_ZS1Test, StackArrayGrok_OS3Test, StackArrayGrok_OS4Test, StackArrayGrok_OS2Test, StackArrayQwen_FS1Test, StackArrayGrok_COC2Test, StackArrayQwen_POT5Test, StackArrayLlama_ZS4Test, StackArrayGrok_COC5Test, StackArrayQwen_COC5Test, StackArrayLlama_FS3Test, StackArrayQwen_OS3Test, StackArrayGrok_OS1Test, StackArrayGrok_ZS4Test, StackArrayLlama_ZS3Tes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tackArray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pus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ckArrayQwen_POT1Test, StackArrayLlama_ZS2Test, StackArrayQwen_FS4Test, StackArrayLlama_OS5Test, StackArrayQwen_OS4Test, StackArrayLlama_FS1Test, StackArrayGrok_FS2Test, StackArrayGrok_FS5Test, StackArrayLlama_OS4Test, StackArrayLlama_ZS1Test, StackArrayQwen_OS2Test, StackArrayQwen_FS3Test, StackArrayQwen_ZS4Test, StackArrayQwen_ZS3Test, StackArrayQwen_FS2Test, StackArrayGrok_ZS3Test, StackArrayGrok_COC4Test, StackArrayQwen_OS5Test, StackArrayLlama_OS1Test, StackArrayQwen_ZS2Test, StackArrayLlama_ZS5Test, StackArrayGrok_ZS5Test, StackArrayQwen_ZS5Test, StackArrayLlama_FS5Test, StackArrayQwen_OS1Test, StackArrayQwen_POT2Test, StackArrayGrok_FS3Test, StackArrayQwen_ZS1Test, StackArrayGrok_OS3Test, StackArrayGrok_OS4Test, StackArrayGrok_OS2Test, StackArrayQwen_FS1Test, StackArrayGrok_COC2Test, StackArrayQwen_POT5Test, StackArrayLlama_ZS4Test, StackArrayGrok_COC5Test, StackArrayQwen_COC5Test, StackArrayLlama_FS3Test, StackArrayQwen_OS3Test, StackArrayGrok_OS1Test, StackArrayGrok_ZS4Test, StackArrayLlama_ZS3Tes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tackArray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VoidMethodCallMutator</text:p>
          </table:table-cell>
          <table:table-cell office:value-type="string" calcext:value-type="string">
            <text:p>pus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ckArrayQwen_POT1Test, StackArrayLlama_ZS2Test, StackArrayQwen_FS4Test, StackArrayLlama_OS5Test, StackArrayQwen_OS4Test, StackArrayLlama_FS1Test, StackArrayGrok_FS2Test, StackArrayGrok_FS5Test, StackArrayLlama_OS4Test, StackArrayLlama_ZS1Test, StackArrayQwen_OS2Test, StackArrayQwen_FS3Test, StackArrayQwen_ZS4Test, StackArrayQwen_ZS3Test, StackArrayQwen_FS2Test, StackArrayGrok_ZS3Test, StackArrayGrok_COC4Test, StackArrayQwen_OS5Test, StackArrayLlama_OS1Test, StackArrayQwen_ZS2Test, StackArrayLlama_ZS5Test, StackArrayGrok_ZS5Test, StackArrayQwen_ZS5Test, StackArrayLlama_FS5Test, StackArrayQwen_OS1Test, StackArrayQwen_POT2Test, StackArrayGrok_FS3Test, StackArrayQwen_ZS1Test, StackArrayGrok_OS3Test, StackArrayGrok_OS4Test, StackArrayGrok_OS2Test, StackArrayQwen_FS1Test, StackArrayGrok_COC2Test, StackArrayQwen_POT5Test, StackArrayLlama_ZS4Test, StackArrayGrok_COC5Test, StackArrayQwen_COC5Test, StackArrayLlama_FS3Test, StackArrayQwen_OS3Test, StackArrayGrok_OS1Test, StackArrayGrok_ZS4Test, StackArrayLlama_ZS3Tes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tackArray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VoidMethodCallMutator</text:p>
          </table:table-cell>
          <table:table-cell office:value-type="string" calcext:value-type="string">
            <text:p>pus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ckArrayQwen_POT1Test, StackArrayLlama_ZS2Test, StackArrayQwen_FS4Test, StackArrayLlama_OS5Test, StackArrayQwen_OS4Test, StackArrayLlama_FS1Test, StackArrayGrok_FS2Test, StackArrayGrok_FS5Test, StackArrayLlama_OS4Test, StackArrayLlama_ZS1Test, StackArrayQwen_OS2Test, StackArrayQwen_FS3Test, StackArrayQwen_ZS4Test, StackArrayQwen_ZS3Test, StackArrayQwen_FS2Test, StackArrayGrok_ZS3Test, StackArrayGrok_COC4Test, StackArrayQwen_OS5Test, StackArrayLlama_OS1Test, StackArrayQwen_ZS2Test, StackArrayLlama_ZS5Test, StackArrayGrok_ZS5Test, StackArrayQwen_ZS5Test, StackArrayLlama_FS5Test, StackArrayQwen_OS1Test, StackArrayQwen_POT2Test, StackArrayGrok_FS3Test, StackArrayQwen_ZS1Test, StackArrayGrok_OS3Test, StackArrayGrok_OS4Test, StackArrayGrok_OS2Test, StackArrayQwen_FS1Test, StackArrayGrok_COC2Test, StackArrayQwen_POT5Test, StackArrayLlama_ZS4Test, StackArrayGrok_COC5Test, StackArrayQwen_COC5Test, StackArrayLlama_FS3Test, StackArrayQwen_OS3Test, StackArrayGrok_OS1Test, StackArrayGrok_ZS4Test, StackArrayLlama_ZS3Tes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 table:number-rows-repeated="2">
          <table:table-cell table:style-name="ce3" table:number-columns-repeated="13"/>
        </table:table-row>
        <table:table-row table:style-name="ro3">
          <table:table-cell table:style-name="ce3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6T18:49:16.815704642</dc:date>
    <meta:editing-duration>PT2M24S</meta:editing-duration>
    <meta:editing-cycles>2</meta:editing-cycles>
    <meta:generator>LibreOffice/24.2.7.2$Linux_X86_64 LibreOffice_project/420$Build-2</meta:generator>
    <meta:document-statistic meta:table-count="1" meta:cell-count="78" meta:object-count="0"/>
  </office:meta>
</office:document-meta>
</file>